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2.76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318.81pt"/>
    </style:style>
    <style:style style:name="co5" style:family="table-column">
      <style:table-column-properties fo:break-before="auto" style:column-width="89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36pt" fo:break-before="auto" style:use-optimal-row-height="true"/>
    </style:style>
    <style:style style:name="ro5" style:family="table-row">
      <style:table-row-properties style:row-height="24.75pt" fo:break-before="auto" style:use-optimal-row-height="true"/>
    </style:style>
    <style:style style:name="ro6" style:family="table-row">
      <style:table-row-properties style:row-height="46.49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5"/>
        <table:table-column table:style-name="co3" table:number-columns-repeated="2" table:default-cell-style-name="ce7"/>
        <table:table-column table:style-name="co4" table:default-cell-style-name="ce10"/>
        <table:table-column table:style-name="co5" table:default-cell-style-name="ce7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2" office:value-type="string" calcext:value-type="string">
            <text:p>Name</text:p>
          </table:table-cell>
          <table:table-cell table:style-name="ce4" office:value-type="string" calcext:value-type="string">
            <text:p>Phone</text:p>
          </table:table-cell>
          <table:table-cell table:style-name="ce6" office:value-type="string" calcext:value-type="string">
            <text:p>Date of Call -1</text:p>
          </table:table-cell>
          <table:table-cell table:style-name="ce6" office:value-type="string" calcext:value-type="string">
            <text:p>Date of Call</text:p>
          </table:table-cell>
          <table:table-cell table:style-name="ce9" office:value-type="string" calcext:value-type="string">
            <text:p>Remarks</text:p>
          </table:table-cell>
          <table:table-cell table:style-name="ce6" office:value-type="string" calcext:value-type="string">
            <text:p>Appointment Date</text:p>
          </table:table-cell>
          <table:table-cell table:style-name="ce1" office:value-type="string" calcext:value-type="string">
            <text:p>SMS – Address</text:p>
          </table:table-cell>
          <table:table-cell table:style-name="ce1" office:value-type="string" calcext:value-type="string">
            <text:p>SMS Topics</text:p>
          </table:table-cell>
          <table:table-cell table:style-name="ce1" office:value-type="string" calcext:value-type="string">
            <text:p>SMS Interview date</text:p>
          </table:table-cell>
          <table:table-cell table:style-name="ce1" table:number-columns-repeated="1014"/>
        </table:table-row>
        <table:table-row table:style-name="ro1">
          <table:table-cell/>
          <table:table-cell office:value-type="string" calcext:value-type="string">
            <text:p>Johnson</text:p>
          </table:table-cell>
          <table:table-cell office:value-type="float" office:value="9094958958" calcext:value-type="float">
            <text:p>9094958958</text:p>
          </table:table-cell>
          <table:table-cell table:number-columns-repeated="2"/>
          <table:table-cell office:value-type="string" calcext:value-type="string">
            <text:p>Working in Wipro, 6.5 yrs exp, 7.9lpa sal</text:p>
          </table:table-cell>
          <table:table-cell office:value-type="string" calcext:value-type="string">
            <text:p>10.12.2018</text:p>
          </table:table-cell>
          <table:table-cell office:value-type="string" calcext:value-type="string">
            <text:p>Did not clea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onica Selvarani</text:p>
          </table:table-cell>
          <table:table-cell office:value-type="float" office:value="7299063031" calcext:value-type="float">
            <text:p>7299063031</text:p>
          </table:table-cell>
          <table:table-cell table:number-columns-repeated="2"/>
          <table:table-cell office:value-type="string" calcext:value-type="string">
            <text:p>Not interested in Trainer profile, looking for HR job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urde Anthony</text:p>
          </table:table-cell>
          <table:table-cell office:value-type="float" office:value="9487636103" calcext:value-type="float">
            <text:p>9487636103</text:p>
          </table:table-cell>
          <table:table-cell table:number-columns-repeated="2"/>
          <table:table-cell office:value-type="string" calcext:value-type="string">
            <text:p>Shilpa’s bro – Mech background, Communication not goo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tishkumar</text:p>
          </table:table-cell>
          <table:table-cell office:value-type="float" office:value="7200241511" calcext:value-type="float">
            <text:p>7200241511</text:p>
          </table:table-cell>
          <table:table-cell table:number-columns-repeated="2"/>
          <table:table-cell office:value-type="string" calcext:value-type="string">
            <text:p>BE2016, Unable to speak english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heel K</text:p>
          </table:table-cell>
          <table:table-cell office:value-type="float" office:value="7411102700" calcext:value-type="float">
            <text:p>7411102700</text:p>
          </table:table-cell>
          <table:table-cell table:number-columns-repeated="2"/>
          <table:table-cell office:value-type="string" calcext:value-type="string">
            <text:p>Not interested in Trainer profile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remalatha Sampathkumar</text:p>
          </table:table-cell>
          <table:table-cell office:value-type="float" office:value="7092482814" calcext:value-type="float">
            <text:p>7092482814</text:p>
          </table:table-cell>
          <table:table-cell/>
          <table:table-cell table:style-name="ce8"/>
          <table:table-cell table:style-name="ce11" office:value-type="string" calcext:value-type="string">
            <text:p>BE CSE 2017, Worked in Ramco, 94 /79 /79 ; interested in Programmer analyst</text:p>
          </table:table-cell>
          <table:table-cell office:value-type="string" calcext:value-type="string">
            <text:p>18.12.201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Jayakrishnan</text:p>
          </table:table-cell>
          <table:table-cell office:value-type="float" office:value="7397257408" calcext:value-type="float">
            <text:p>7397257408</text:p>
          </table:table-cell>
          <table:table-cell office:value-type="string" calcext:value-type="string">
            <text:p>13.12.2018</text:p>
          </table:table-cell>
          <table:table-cell table:style-name="Default"/>
          <table:table-cell office:value-type="string" calcext:value-type="string">
            <text:p>Interested in Programmer Analyst position, Spoke about Trainer requirement, yet to confirm on Interview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ali Reddy</text:p>
          </table:table-cell>
          <table:table-cell office:value-type="float" office:value="7353635353" calcext:value-type="float">
            <text:p>7353635353</text:p>
          </table:table-cell>
          <table:table-cell/>
          <table:table-cell office:value-type="string" calcext:value-type="string">
            <text:p>14.12.2018</text:p>
          </table:table-cell>
          <table:table-cell office:value-type="string" calcext:value-type="string">
            <text:p>Diploma holder, working in IBM Data processing, gave HTC BPO number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Prem B</text:p>
          </table:table-cell>
          <table:table-cell office:value-type="float" office:value="8072045425" calcext:value-type="float">
            <text:p>8072045425</text:p>
          </table:table-cell>
          <table:table-cell/>
          <table:table-cell office:value-type="string" calcext:value-type="string">
            <text:p>14.12.2018</text:p>
          </table:table-cell>
          <table:table-cell office:value-type="string" calcext:value-type="string">
            <text:p>Working in anna nagar, working as android developer and trainer, interested in the job but hesitant about the bond. Will get back regarding his interes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nthil K S</text:p>
          </table:table-cell>
          <table:table-cell office:value-type="float" office:value="9884465561" calcext:value-type="float">
            <text:p>9884465561</text:p>
          </table:table-cell>
          <table:table-cell/>
          <table:table-cell office:value-type="string" calcext:value-type="string">
            <text:p>14.12.2018</text:p>
          </table:table-cell>
          <table:table-cell office:value-type="string" calcext:value-type="string">
            <text:p>No Respons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ganya Deenadayalan</text:p>
          </table:table-cell>
          <table:table-cell office:value-type="float" office:value="9841898567" calcext:value-type="float">
            <text:p>9841898567</text:p>
          </table:table-cell>
          <table:table-cell/>
          <table:table-cell office:value-type="string" calcext:value-type="string">
            <text:p>14.12.2018</text:p>
          </table:table-cell>
          <table:table-cell office:value-type="string" calcext:value-type="string">
            <text:p>No Switched off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anjusha</text:p>
          </table:table-cell>
          <table:table-cell office:value-type="float" office:value="9677178115" calcext:value-type="float">
            <text:p>9677178115</text:p>
          </table:table-cell>
          <table:table-cell office:value-type="string" calcext:value-type="string">
            <text:p>13.12.2018</text:p>
          </table:table-cell>
          <table:table-cell office:value-type="string" calcext:value-type="string">
            <text:p>14.12.2018</text:p>
          </table:table-cell>
          <table:table-cell office:value-type="string" calcext:value-type="string">
            <text:p>Working as a Developer – Interested. 14<text:span text:style-name="T1">Th</text:span> - Had attended the interview 6 months ago, <text:span text:style-name="T2">check the feedback – </text:span><text:span text:style-name="T3">she is ready to attend the interview again if its possible, currently training in BI technology</text:span></text:p>
          </table:table-cell>
          <table:table-cell office:value-type="string" calcext:value-type="string">
            <text:p>17.12.2018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Subbulakshmi</text:p>
          </table:table-cell>
          <table:table-cell office:value-type="float" office:value="8056150535" calcext:value-type="float">
            <text:p>8056150535</text:p>
          </table:table-cell>
          <table:table-cell office:value-type="string" calcext:value-type="string">
            <text:p>13.12.2018</text:p>
          </table:table-cell>
          <table:table-cell office:value-type="string" calcext:value-type="string">
            <text:p>14.12.2018</text:p>
          </table:table-cell>
          <table:table-cell office:value-type="string" calcext:value-type="string">
            <text:p>Called on both days , no response, she called back on 13<text:span text:style-name="T1">th</text:span>, but didnt answer on calling back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Kanchana</text:p>
          </table:table-cell>
          <table:table-cell office:value-type="float" office:value="9789868969" calcext:value-type="float">
            <text:p>9789868969</text:p>
          </table:table-cell>
          <table:table-cell office:value-type="string" calcext:value-type="string">
            <text:p>13.12.2018</text:p>
          </table:table-cell>
          <table:table-cell/>
          <table:table-cell office:value-type="string" calcext:value-type="string">
            <text:p>Has attended the interview earlier, looking for higher package – Hence rejecte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nthil</text:p>
          </table:table-cell>
          <table:table-cell office:value-type="float" office:value="9786156758" calcext:value-type="float">
            <text:p>9786156758</text:p>
          </table:table-cell>
          <table:table-cell office:value-type="string" calcext:value-type="string">
            <text:p>13.12.2018</text:p>
          </table:table-cell>
          <table:table-cell office:value-type="string" calcext:value-type="string">
            <text:p>14.12.2018</text:p>
          </table:table-cell>
          <table:table-cell office:value-type="string" calcext:value-type="string">
            <text:p>Number not going through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sirekha</text:p>
          </table:table-cell>
          <table:table-cell office:value-type="float" office:value="9677206207" calcext:value-type="float">
            <text:p>9677206207</text:p>
          </table:table-cell>
          <table:table-cell/>
          <table:table-cell office:value-type="string" calcext:value-type="string">
            <text:p>14.12.2018</text:p>
          </table:table-cell>
          <table:table-cell office:value-type="string" calcext:value-type="string">
            <text:p>No Respons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jkumar </text:p>
          </table:table-cell>
          <table:table-cell office:value-type="float" office:value="9894017660" calcext:value-type="float">
            <text:p>9894017660</text:p>
          </table:table-cell>
          <table:table-cell office:value-type="string" calcext:value-type="string">
            <text:p>13.12.2018</text:p>
          </table:table-cell>
          <table:table-cell table:style-name="ce6"/>
          <table:table-cell table:style-name="ce9" office:value-type="string" calcext:value-type="string">
            <text:p>Call back on 14.12.2018 by 1pm</text:p>
          </table:table-cell>
          <table:table-cell table:number-columns-repeated="1018"/>
        </table:table-row>
        <table:table-row table:style-name="ro6">
          <table:table-cell/>
          <table:table-cell table:style-name="ce2" office:value-type="string" calcext:value-type="string">
            <text:p>Karishma K</text:p>
          </table:table-cell>
          <table:table-cell office:value-type="float" office:value="9164854710" calcext:value-type="float">
            <text:p>9164854710</text:p>
          </table:table-cell>
          <table:table-cell office:value-type="string" calcext:value-type="string">
            <text:p>13.12.2018</text:p>
          </table:table-cell>
          <table:table-cell/>
          <table:table-cell table:style-name="ce9" office:value-type="string" calcext:value-type="string">
            <text:p>MCA fresher, Interested in Trainer profile, will come for interview after 2 weeks, currently working on Part Time assignments, good communication , sent the topics by SMS; Yet to confirm interview dat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enmozhi</text:p>
          </table:table-cell>
          <table:table-cell office:value-type="float" office:value="9566625156" calcext:value-type="float">
            <text:p>9566625156</text:p>
          </table:table-cell>
          <table:table-cell/>
          <table:table-cell office:value-type="string" calcext:value-type="string">
            <text:p>14.12.2018</text:p>
          </table:table-cell>
          <table:table-cell office:value-type="string" calcext:value-type="string">
            <text:p>No Respons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vathy Shanmugaraj</text:p>
          </table:table-cell>
          <table:table-cell office:value-type="float" office:value="9884992250" calcext:value-type="float">
            <text:p>9884992250</text:p>
          </table:table-cell>
          <table:table-cell/>
          <table:table-cell office:value-type="string" calcext:value-type="string">
            <text:p>14.12.2018</text:p>
          </table:table-cell>
          <table:table-cell office:value-type="string" calcext:value-type="string">
            <text:p>Incoming calls unavailabl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vithra</text:p>
          </table:table-cell>
          <table:table-cell office:value-type="string" calcext:value-type="string">
            <text:p>7904815220 / 9884541034</text:p>
          </table:table-cell>
          <table:table-cell office:value-type="string" calcext:value-type="string">
            <text:p>13.12.2018</text:p>
          </table:table-cell>
          <table:table-cell/>
          <table:table-cell office:value-type="string" calcext:value-type="string">
            <text:p>Worked in NIIT as trainer, Interested,; Yet to confirm on the Interview date – Called back on 14<text:span text:style-name="T1">th</text:span> to ask about call letter, yet to confirm on interview date. Will get back on Monday - 17<text:span text:style-name="T1">th</text:span> 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nitha Ashokkumar</text:p>
          </table:table-cell>
          <table:table-cell office:value-type="float" office:value="9176336222" calcext:value-type="float">
            <text:p>9176336222</text:p>
          </table:table-cell>
          <table:table-cell/>
          <table:table-cell office:value-type="string" calcext:value-type="string">
            <text:p>14.12.2018</text:p>
          </table:table-cell>
          <table:table-cell office:value-type="string" calcext:value-type="string">
            <text:p>No Switched of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athithiyan</text:p>
          </table:table-cell>
          <table:table-cell office:value-type="float" office:value="9659974771" calcext:value-type="float">
            <text:p>9659974771</text:p>
          </table:table-cell>
          <table:table-cell/>
          <table:table-cell office:value-type="string" calcext:value-type="string">
            <text:p>14.12.2018</text:p>
          </table:table-cell>
          <table:table-cell office:value-type="string" calcext:value-type="string">
            <text:p>No is invalid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Rejith Kumar</text:p>
          </table:table-cell>
          <table:table-cell office:value-type="string" calcext:value-type="string">
            <text:p>7339669557 / 77904492874</text:p>
          </table:table-cell>
          <table:table-cell/>
          <table:table-cell office:value-type="string" calcext:value-type="string">
            <text:p>14.12.2018</text:p>
          </table:table-cell>
          <table:table-cell office:value-type="string" calcext:value-type="string">
            <text:p>wrkin in chennai php developer, BE 2017 passout, 87 / 70 / 70 , not interested in Trainer profile. Will call back regarding Programmer analys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ai Kumar</text:p>
          </table:table-cell>
          <table:table-cell office:value-type="float" office:value="7013988930" calcext:value-type="float">
            <text:p>7013988930</text:p>
          </table:table-cell>
          <table:table-cell/>
          <table:table-cell office:value-type="string" calcext:value-type="string">
            <text:p>14.12.2018</text:p>
          </table:table-cell>
          <table:table-cell office:value-type="string" calcext:value-type="string">
            <text:p>BTECH ECE 2017, Not working, communication not good, unable to speak in English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vya R</text:p>
          </table:table-cell>
          <table:table-cell office:value-type="float" office:value="8220033239" calcext:value-type="float">
            <text:p>8220033239</text:p>
          </table:table-cell>
          <table:table-cell/>
          <table:table-cell office:value-type="string" calcext:value-type="string">
            <text:p>14.12.2018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1:30:27.435000000</meta:creation-date>
    <dc:date>2018-12-14T12:33:12.666000000</dc:date>
    <meta:editing-duration>PT8M41S</meta:editing-duration>
    <meta:editing-cycles>2</meta:editing-cycles>
    <meta:generator>LibreOffice/6.0.7.3$Windows_X86_64 LibreOffice_project/dc89aa7a9eabfd848af146d5086077aeed2ae4a5</meta:generator>
    <meta:document-statistic meta:table-count="1" meta:cell-count="114" meta:object-count="0"/>
  </office:meta>
</office:document-meta>
</file>